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SF NS Text" svg:font-family="'.SF NS Text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ff3333"/>
      <style:text-properties fo:color="#000000"/>
    </style:style>
    <style:style style:name="ce6" style:family="table-cell" style:parent-style-name="Default">
      <style:table-cell-properties fo:background-color="#00ccff"/>
      <style:text-properties fo:color="#000000"/>
    </style:style>
    <style:style style:name="ce7" style:family="table-cell" style:parent-style-name="Default">
      <style:table-cell-properties fo:background-color="#66ccff"/>
    </style:style>
    <style:style style:name="ce8" style:family="table-cell" style:parent-style-name="Default">
      <style:table-cell-properties fo:background-color="#66ccff"/>
      <style:text-properties style:font-name="Liberation Sans" style:font-name-asian="Arial Unicode MS" style:font-name-complex="Arial Unicode MS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10" style:family="table-cell" style:parent-style-name="Default">
      <style:table-cell-properties fo:background-color="#ffff00"/>
      <style:text-properties fo:color="#000000"/>
    </style:style>
    <style:style style:name="ce11" style:family="table-cell" style:parent-style-name="Default">
      <style:text-properties fo:color="#000000"/>
    </style:style>
    <style:style style:name="ce12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7" style:family="table-cell" style:parent-style-name="Default">
      <style:text-properties fo:color="#ff0000"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color="#00a933" fo:font-weight="bold" style:font-weight-asian="bold" style:font-weight-complex="bold"/>
    </style:style>
    <style:style style:name="ce20" style:family="table-cell" style:parent-style-name="Default">
      <style:text-properties fo:color="#2a6099" fo:font-weight="bold" style:font-weight-asian="bold" style:font-weight-complex="bold"/>
    </style:style>
    <style:style style:name="ce21" style:family="table-cell" style:parent-style-name="pd1">
      <style:table-cell-properties fo:background-color="#ff99ff"/>
    </style:style>
    <style:style style:name="ce22" style:family="table-cell" style:parent-style-name="Default">
      <style:table-cell-properties fo:background-color="#ff99ff"/>
    </style:style>
    <style:style style:name="ce23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4" style:family="table-cell" style:parent-style-name="pd1">
      <style:table-cell-properties fo:background-color="#99ff66"/>
    </style:style>
    <style:style style:name="ce25" style:family="table-cell" style:parent-style-name="Default">
      <style:table-cell-properties fo:background-color="#99ff66"/>
    </style:style>
    <style:style style:name="ce26" style:family="table-cell" style:parent-style-name="Default">
      <style:table-cell-properties fo:background-color="#99ff66"/>
      <style:text-properties style:font-name="Liberation Sans" style:font-name-asian="Arial Unicode MS" style:font-name-complex="Arial Unicode MS"/>
    </style:style>
    <style:style style:name="ce27" style:family="table-cell" style:parent-style-name="Default">
      <style:text-properties style:font-name="Liberation Sans" style:font-name-asian="Arial Unicode MS" style:font-name-complex="Arial Unicode MS"/>
    </style:style>
    <style:style style:name="ce28" style:family="table-cell" style:parent-style-name="pd1">
      <style:table-cell-properties fo:background-color="#ff6600"/>
    </style:style>
    <style:style style:name="ce29" style:family="table-cell" style:parent-style-name="Default">
      <style:table-cell-properties fo:background-color="#ff6600"/>
    </style:style>
    <style:style style:name="ce30" style:family="table-cell" style:parent-style-name="Default">
      <style:table-cell-properties fo:background-color="#ffff00"/>
      <style:text-properties style:font-name="Liberation Sans" style:font-name-asian="Arial Unicode MS" style:font-name-complex="Arial Unicode MS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5"/>
        <table:table-column table:style-name="co1" table:default-cell-style-name="Default"/>
        <table:table-column table:style-name="co2" table:default-cell-style-name="ce29"/>
        <table:table-column table:style-name="co1" table:number-columns-repeated="15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21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4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8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32" office:value-type="string" calcext:value-type="string">
            <text:p>ExtraNotes</text:p>
          </table:table-cell>
          <table:table-cell/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8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8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</text:p>
          </table:table-cell>
          <table:table-cell office:value-type="string" calcext:value-type="string">
            <text:p>EV_ITEM, MEGA_STONE_X, 1, MVENUSAUR ; EV_ITEM, MEGA_STONE_Y, 1, M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8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8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, WILL_O_WISP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8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, WILL_O_WISP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8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, CURSE, WILL_O_WISP, OUTRAGE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8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4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, CURSE, WILL_O_WISP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0 OUTRAG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8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5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, CURSE, WILL_O_WISP, OUTRAGE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8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GYRO_BALL, FLAIL, SURF, STRENGTH, CURSE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RAPID_SPIN ; 23 WATER_PULSE ; 24 DEFENSE_CURL ; 26 HEADBUTT ; 28 CRUNCH ; 30 SUBMISSION ; 33 RAIN_DANCE ; 34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8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GYRO_BALL, FLAIL, SURF, STRENGTH, CURSE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RAPID_SPIN ; 26 WATER_PULSE ; 28 DEFENSE_CURL ; 30 HEADBUTT ; 32 CRUNCH ; 34 SUBMISSION ; 37 RAIN_DANCE ; 38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</text:p>
          </table:table-cell>
          <table:table-cell office:value-type="string" calcext:value-type="string">
            <text:p>EV_ITEM, MEGA_STONE_X, 1, MBLASTOISE ; EV_ITEM, MEGA_STONE_Y, 1, MBLASTOISE</text:p>
          </table:table-cell>
          <table:table-cell office:value-type="string" calcext:value-type="string">
            <text:p>8 BUBBLE ; 12 BITE ; 15 WATER_GUN ; 18 HAZE ; 23 MUD_SLAP ; 25 RAPID_SPIN ; 26 WATER_PULSE ; 28 DEFENSE_CURL ; 30 HEADBUTT ; 32 CRUNCH ; 34 SUBMISSION ; 36 FLASH_CANNON ; 41 IRON_TAIL ; 42 RAIN_DANCE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8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5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</text:p>
          </table:table-cell>
          <table:table-cell/>
          <table:table-cell office:value-type="string" calcext:value-type="string">
            <text:p>13 BUBBLE ; 17 BITE ; 20 WATER_GUN ; 23 HAZE ; 28 MUD_SLAP ; 30 RAPID_SPIN ; 31 WATER_PULSE ; 33 DEFENSE_CURL ; 35 HEADBUTT ; 37 CRUNCH ; 39 SUBMISSION ; 41 FLASH_CANNON ; 43 ZAP_CANNON ; 46 IRON_TAIL ; 47 RAIN_DANCE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8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 office:value-type="string" calcext:value-type="string">
            <text:p>15 STICKY_WEB</text:p>
          </table:table-cell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8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8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, CURSE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2 AIR_SLASH ; 25 MEGA_DRAIN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8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 office:value-type="string" calcext:value-type="string">
            <text:p>15 STICKY_WEB</text:p>
          </table:table-cell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8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CURSE</text:p>
          </table:table-cell>
          <table:table-cell table:style-name="ce27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5 TOXIC_SPIKES ; 26 MEGA_DRAIN ; 29 ROOST ; 32 AGILITY ; 34 INFESTATION ; 36 AERIAL_ACE ; 42 SLUDGE_WAVE ; 45 SOLARBEAM ; 50 DRILL_RUN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8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SWORDS_DANC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, CURSE</text:p>
          </table:table-cell>
          <table:table-cell/>
          <table:table-cell office:value-type="string" calcext:value-type="string">
            <text:p>15 FURY_ATTACK ; 18 FOCUS_ENERGY ; 20 POISON_STING ; 23 TWINEEDLE ; 26 SWIFT ; 29 PIN_MISSILE ; 30 TOXIC_SPIKES ; 31 MEGA_DRAIN ; 34 ROOST ; 37 AGILITY ; 39 INFESTATION ; 40 STEEL_WING ; 41 AERIAL_ACE ; 42 X_SCISSOR ; 47 SLUDGE_WAVE ; 50 SOLARBEAM ; 53 GUNK_SHOT ; 55 DRILL_RUN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8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8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8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CURSE</text:p>
          </table:table-cell>
          <table:table-cell table:style-name="ce27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8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, CURSE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8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, CURSE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8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, CURSE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8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, CURSE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 ; 45 DRILL_RUN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8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, CURSE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 ; 50 DRILL_RUN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8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, CURSE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8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, CURSE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8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DOUBLE_KICK ; 16 SLAM ; 17 AGILITY ; 18 SWIFT ; 19 MUD_SLAP ; 20 SING ; 21 THUNDERBOLT ; 22 TAKE_DOWN ; 23 THUNDERPUNCH ; 24 HEADBUTT ; 25 VOLT_TACKLE ; 26 IRON_TAIL ; 27 LIGHT_SCREEN ; 28 SHOCK_WAVE ; 29 PLAY_ROUGH ; 30 THUNDER ; 31 EXTREMESPEED ; 32 SUBMISSION ; 33 ZAP_CANNON ; 34 PETAL_DANCE ; 35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8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AIL, FLY, SURF, STRENGTH, FLASH, CURSE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3 DOUBLE_KICK ; 16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8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FLAIL, SURF, STRENGTH, FLASH, CURSE</text:p>
          </table:table-cell>
          <table:table-cell table:style-name="ce27" office:value-type="string" calcext:value-type="string">
            <text:p>EV_ITEM, MEGA_STONE_X, 1, MRAICHUX ; EV_ITEM, MEGA_STONE_Y, 1, MRAICHUY</text:p>
          </table:table-cell>
          <table:table-cell office:value-type="string" calcext:value-type="string">
            <text:p>11 THUNDER_WAVE ; 12 LEER ; 13 DOUBLE_TEAM ; 14 DEFENSE_CURL ; 16 QUICK_ATTACK ; 18 DOUBLE_KICK ; 21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8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4" office:value-type="string" calcext:value-type="string">
            <text:p>MRAICHUX</text:p>
          </table:table-cell>
          <table:table-cell office:value-type="string" calcext:value-type="string">
            <text:p>mraichux</text:p>
          </table:table-cell>
          <table:table-cell office:value-type="string" calcext:value-type="string">
            <text:p>MRaichuX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HUNDERSHOCK, GROWL, THUNDER_WAVE, BODY_SL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METEOR_MASH, DOUBLE_EDGE, HYPER_BEAM, DRAININGKISS, SEISMIC_TOSS, THUNDERBOLT, THUNDER, DIG, MIMIC, DOUBLE_TEAM, REFLECT, BIDE, REST, THUNDER_WAVE, SUBSTITUTE, FLAIL, SURF, STRENGTH, FLASH, CURSE</text:p>
          </table:table-cell>
          <table:table-cell/>
          <table:table-cell office:value-type="string" calcext:value-type="string">
            <text:p>16 THUNDER_WAVE ; 17 LEER ; 18 DOUBLE_TEAM ; 19 DEFENSE_CURL ; 21 QUICK_ATTACK ; 23 DOUBLE_KICK ; 26 SLAM ; 29 AGILITY ; 31 SWIFT ; 33 MUD_SLAP ; 35 SING ; 37 THUNDERBOLT ; 39 TAKE_DOWN ; 41 THUNDERPUNCH ; 44 HEADBUTT ; 46 VOLT_TACKLE ; 47 IRON_TAIL ; 49 LIGHT_SCREEN ; 51 SHOCK_WAVE ; 54 PLAY_ROUGH ; 57 THUNDER ; 60 EXTREMESPEED ; 65 SUBMISSION ; 70 ZAP_CANNON ; 91 PETAL_DANCE ; 95 CLOSE_COMBAT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t resembles an X as it flies with 50 million Volts sparking from its ears and forked tail</text:p>
          </table:table-cell>
          <table:table-cell table:number-columns-repeated="8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4" office:value-type="string" calcext:value-type="string">
            <text:p>MRAICHUY</text:p>
          </table:table-cell>
          <table:table-cell office:value-type="string" calcext:value-type="string">
            <text:p>mraichuy</text:p>
          </table:table-cell>
          <table:table-cell office:value-type="string" calcext:value-type="string">
            <text:p>MRaichuY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160" calcext:value-type="float">
            <text:p>16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HUNDERSHOCK, GROWL, THUNDER_WAVE, AGILIT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FIRE_BLAST, REST, THUNDER_WAVE, SUBSTITUTE, FLAIL, SURF, STRENGTH, FLASH, CURSE</text:p>
          </table:table-cell>
          <table:table-cell/>
          <table:table-cell office:value-type="string" calcext:value-type="string">
            <text:p>16 THUNDER_WAVE ; 17 LEER ; 18 DOUBLE_TEAM ; 19 DEFENSE_CURL ; 21 QUICK_ATTACK ; 23 DOUBLE_KICK ; 26 SLAM ; 29 AGILITY ; 31 SWIFT ; 33 MUD_SLAP ; 35 SING ; 37 THUNDERBOLT ; 39 TAKE_DOWN ; 41 THUNDERPUNCH ; 44 HEADBUTT ; 46 VOLT_TACKLE ; 47 IRON_TAIL ; 49 LIGHT_SCREEN ; 51 SHOCK_WAVE ; 54 PLAY_ROUGH ; 57 THUNDER ; 60 EXTREMESPEED ; 65 SUBMISSION ; 70 ZAP_CANNON ; 91 PETAL_DANCE ; 95 OUTRAG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It fires bolts from its tail and from the spiky fur of its temples. This electricity is shaped as a Y</text:p>
          </table:table-cell>
          <table:table-cell table:number-columns-repeated="8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GYRO_BALL, FLAIL, CUT, STRENGTH, CURSE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7 RAPID_SPIN ; 19 SLASH ; 21 SWIFT ; 23 AGILITY ; 24 FURY_SWIPES ; 25 POISON_STING ; 27 ICE_PUNCH ; 29 LEECH_LIFE ; 32 HEADBUTT ; 34 ROCK_TOMB ; 35 DIG ; 37 SANDSTORM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8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GYRO_BALL, FLAIL, CUT, STRENGTH, CURSE</text:p>
          </table:table-cell>
          <table:table-cell/>
          <table:table-cell office:value-type="string" calcext:value-type="string">
            <text:p>10 SAND_ATTACK ; 13 DEFENSE_CURL ; 15 MUD_SLAP ; 17 RAPID_SPIN ; 19 SLASH ; 21 SWIFT ; 24 AGILITY ; 26 FURY_SWIPES ; 27 POISON_STING ; 30 ICE_PUNCH ; 33 LEECH_LIFE ; 36 HEADBUTT ; 39 ROCK_TOMB ; 41 DIG ; 42 SANDSTORM ; 43 NIGHT_SLASH ; 45 SHADOW_CLAW ; 47 PIN_MISSILE ; 49 SUPER_FANG ; 51 SWORDS_DANCE ; 54 SUBMISSION ; 59 EARTHQUAKE ; 64 DRILL_RUN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8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TACKLE ; 9 DEFENSE_CURL ; 10 FURY_SWIPES ; 12 DOUBLE_KICK ; 15 POISON_STING ; 17 MUD_SLAP ; 18 SUPERSONIC ; 20 BODY_SLAM ; 22 BITE ; 24 FOCUS_ENERGY ; 25 MUD_SHOT ; 27 HEADBUTT ; 28 SUPER_FANG ; 29 TOXIC_SPIKES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8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3 TOXIC_SPIKES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8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</text:p>
          </table:table-cell>
          <table:table-cell/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3 TOXIC_SPIKES ; 34 TAKE_DOWN ; 36 SUPERPOWER ; 37 FIRE_PUNCH ; 38 THUNDERPUNCH ; 39 ICE_PUNCH ; 40 SHADOW_CLAW ; 42 TOXIC ; 44 CRUNCH ; 46 IRON_TAIL ; 48 ROCK_TOMB ; 50 SLUDGE_WAVE ; 52 SUBMISSION ; 54 AERIAL_ACE ; 56 LOVELY_KISS ; 60 HORN_DRILL ; 65 DRILL_RUN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8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TACKLE ; 9 DEFENSE_CURL ; 10 FURY_SWIPES ; 11 PECK ; 12 DOUBLE_KICK ; 13 HORN_ATTACK ; 15 POISON_STING ; 17 MUD_SLAP ; 19 SUPERSONIC ; 20 BODY_SLAM ; 22 BITE ; 24 FOCUS_ENERGY ; 26 MUD_SHOT ; 28 HEADBUTT ; 29 TOXIC_SPIKES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8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SCRATCH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TACKLE ; 9 DEFENSE_CURL ; 10 FURY_SWIPES ; 11 PECK ; 12 DOUBLE_KICK ; 13 HORN_ATTACK ; 15 POISON_STING ; 18 MUD_SLAP ; 20 SUPERSONIC ; 22 BODY_SLAM ; 24 BITE ; 26 FOCUS_ENERGY ; 28 MUD_SHOT ; 30 HEADBUTT ; 32 SUPER_FANG ; 33 TOXIC_SPIKES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8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CRATCH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</text:p>
          </table:table-cell>
          <table:table-cell/>
          <table:table-cell office:value-type="string" calcext:value-type="string">
            <text:p>7 GROWL ; 8 TACKLE ; 9 DEFENSE_CURL ; 10 FURY_SWIPES ; 12 DOUBLE_KICK ; 13 HORN_ATTACK ; 15 POISON_STING ; 18 MUD_SLAP ; 20 SUPERSONIC ; 22 BODY_SLAM ; 24 BITE ; 26 FOCUS_ENERGY ; 28 MUD_SHOT ; 30 HEADBUTT ; 32 SUPER_FANG ; 33 TOXIC_SPIKES ; 34 TAKE_DOWN ; 36 SUPERPOWER ; 37 FIRE_PUNCH ; 38 THUNDERPUNCH ; 39 ICE_PUNCH ; 40 SHADOW_CLAW ; 41 THRASH ; 42 TOXIC ; 44 CRUNCH ; 46 IRON_TAIL ; 48 MEGAHORN ; 50 ROCK_TOMB ; 52 SLUDGE_WAVE ; 54 SUBMISSION ; 56 AERIAL_ACE ; 58 LOVELY_KISS ; 60 HORN_DRILL ; 63 HEAD_SMASH ; 65 DRILL_RUN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9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8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, CURSE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8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</text:p>
          </table:table-cell>
          <table:table-cell table:style-name="ce27" office:value-type="string" calcext:value-type="string">
            <text:p>EV_ITEM, MEGA_STONE_X, 1, MCLEFABLE ; EV_ITEM, MEGA_STONE_Y, 1, MCLEFABLE</text:p>
          </table:table-cell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8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4" office:value-type="string" calcext:value-type="string">
            <text:p>MCLEFABLE</text:p>
          </table:table-cell>
          <table:table-cell office:value-type="string" calcext:value-type="string">
            <text:p>mclefable</text:p>
          </table:table-cell>
          <table:table-cell office:value-type="string" calcext:value-type="string">
            <text:p>MClefable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FLYING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ING, MOONBLAST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</text:p>
          </table:table-cell>
          <table:table-cell/>
          <table:table-cell office:value-type="string" calcext:value-type="string">
            <text:p>13 MINIMIZE ; 15 METRONOME ; 17 SING ; 19 TELEPORT ; 21 MUD_SLAP ; 24 DEFENSE_CURL ; 27 SWIFT ; 32 DRAIN_PUNCH ; 35 IRON_TAIL ; 37 MAGICAL_LEAF ; 40 METEOR_MASH ; 42 FLAMETHROWER ; 44 MOONBLAST ; 48 LIGHT_SCREEN ; 50 ICE_PUNCH ; 51 THUNDERPUNCH ; 52 FIRE_PUNCH ; 54 AMNESIA ; 56 HEADBUTT ; 57 ZEN_HEADBUTT ; 59 DREAM_EATER ; 62 PETAL_DANCE ; 65 PLAY_ROUGH ; 70 AIR_CUTTER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It flies by using the power of moonlight to control gravity within over 10 meters around it</text:p>
          </table:table-cell>
          <table:table-cell table:number-columns-repeated="8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, FLAIL, CURS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8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, FLAIL, CURS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8"/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8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8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  <table:table-cell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, FLAIL, CURS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8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CURSE</text:p>
          </table:table-cell>
          <table:table-cell table:style-name="ce27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8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GUNK_SHOT, X_SCISSOR, CURSE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8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FLAIL, CUT, FLASH, GUNK_SHOT, CURSE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1 LEECH_SEED ; 13 MEGA_DRAIN ; 15 POISONPOWDER ; 16 STUN_SPORE ; 18 SLEEP_POWDER ; 20 BULLET_SEED ; 22 GIGA_DRAIN ; 24 TOXIC ; 26 ENERGY_BALL ; 28 MOONBLAST ; 30 INFESTATION ; 32 GRASSY_FIELD ; 34 PETAL_DANCE ; 36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8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FLAIL, CUT, FLASH, GUNK_SHOT, CURSE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1 LEECH_SEED ; 13 MEGA_DRAIN ; 15 POISONPOWDER ; 16 STUN_SPORE ; 18 SLEEP_POWDER ; 20 BULLET_SEED ; 25 GIGA_DRAIN ; 27 TOXIC ; 29 ENERGY_BALL ; 31 MOONBLAST ; 33 INFESTATION ; 34 DRAIN_PUNCH ; 36 GRASSY_FIELD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8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GUNK_SHOT, CURSE</text:p>
          </table:table-cell>
          <table:table-cell/>
          <table:table-cell office:value-type="string" calcext:value-type="string">
            <text:p>4 GROWTH ; 7 ACID ; 11 LEECH_SEED ; 13 MEGA_DRAIN ; 15 POISONPOWDER ; 16 STUN_SPORE ; 18 SLEEP_POWDER ; 20 BULLET_SEED ; 25 GIGA_DRAIN ; 27 TOXIC ; 29 ENERGY_BALL ; 31 MOONBLAST ; 33 INFESTATION ; 35 DRAIN_PUNCH ; 38 GRASSY_FIELD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8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CURSE</text:p>
          </table:table-cell>
          <table:table-cell/>
          <table:table-cell office:value-type="string" calcext:value-type="string">
            <text:p>4 GROWTH ; 7 ACID ; 11 LEECH_SEED ; 13 MEGA_DRAIN ; 15 POISONPOWDER ; 16 STUN_SPORE ; 18 SLEEP_POWDER ; 20 BULLET_SEED ; 23 SUNNY_DAY ; 25 GIGA_DRAIN ; 27 TOXIC ; 29 ENERGY_BALL ; 31 MOONBLAST ; 33 INFESTATION ; 35 DRAIN_PUNCH ; 36 GRASSY_FIELD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8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FLAIL, CUT, FLASH, CURSE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5 STICKY_WEB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8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FLAIL, CUT, FLASH, CURSE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29 SLASH ; 31 STICKY_WEB ; 33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8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, CURSE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8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, CURSE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8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, CURSE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8 SANDSTORM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8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, CURSE</text:p>
          </table:table-cell>
          <table:table-cell/>
          <table:table-cell office:value-type="string" calcext:value-type="string">
            <text:p>4 GROWL ; 12 MUD_SLAP ; 15 FURY_SWIPES ; 18 DIG ; 20 HEADBUTT ; 22 SCREECH ; 24 SAND_ATTACK ; 28 SANDSTORM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8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FLAIL, CUT, FLASH, CURSE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8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FLAIL, CUT, FLASH, CURSE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8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, CURSE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8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, CURSE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7 TAKE_DOWN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8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5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, CURSE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8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5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CURSE</text:p>
          </table:table-cell>
          <table:table-cell table:style-name="ce27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8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6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20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, CURSE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8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, CURSE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8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, CURSE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8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, CURSE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27 RAIN_DANCE ; 30 BODY_SLAM ; 33 WATER_PULSE ; 36 TAKE_DOWN ; 38 AMNESIA ; 42 HYDRO_PUMP ; 45 HAZE ; 49 DOUBLE_EDGE ; 53 LOVELY_KISS ; 56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8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, CURSE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38 TAKE_DOWN ; 40 AMNESIA ; 44 HYDRO_PUMP ; 48 HAZE ; 51 DOUBLE_EDGE ; 55 LOVELY_KISS ; 58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8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, CURSE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40 TAKE_DOWN ; 42 ROCK_TOMB ; 44 AMNESIA ; 46 HYDRO_PUMP ; 49 HAZE ; 53 DRAIN_PUNCH ; 55 DOUBLE_EDGE ; 58 SUPERPOWER ; 61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8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, CURSE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40 TAKE_DOWN ; 42 AMNESIA ; 44 HYDRO_PUMP ; 46 HAZE ; 50 DOUBLE_EDGE ; 53 LOVELY_KISS ; 55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8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8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, CURSE</text:p>
          </table:table-cell>
          <table:table-cell office:value-type="string" calcext:value-type="string">
            <text:p>EV_TRADE, 1, ALAKAZAM ; EV_LEVEL, 42, ALAKAZAM ; EV_ITEM, LINK_CABLE, 1, 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3 THUNDERPUNCH ; 44 ICE_PUNCH ; 45 FIRE_PUNCH ; 47 DRAIN_PUNCH ; 50 PSYCHIC_M ; 52 SHOCK_WAVE ; 55 ENERGY_BALL ; 57 PSYCHO_CUT ; 60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8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CURSE</text:p>
          </table:table-cell>
          <table:table-cell table:style-name="ce27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6 THUNDERPUNCH ; 47 ICE_PUNCH ; 48 FIRE_PUNCH ; 50 DRAIN_PUNCH ; 53 PSYCHIC_M ; 55 SHOCK_WAVE ; 57 ENERGY_BALL ; 60 PSYCHO_CUT ; 63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8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7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, CURSE</text:p>
          </table:table-cell>
          <table:table-cell/>
          <table:table-cell office:value-type="string" calcext:value-type="string">
            <text:p>21 CONFUSION ; 23 DISABLE ; 25 BARRIER ; 28 PSYBEAM ; 30 SWIFT ; 32 NIGHT_SHADE ; 35 RECOVER ; 37 HYPNOSIS ; 38 DREAM_EATER ; 40 REFLECT ; 42 LIGHT_SCREEN ; 44 ZEN_HEADBUTT ; 46 IRON_TAIL ; 51 THUNDERPUNCH ; 52 ICE_PUNCH ; 53 FIRE_PUNCH ; 55 DRAIN_PUNCH ; 58 PSYCHIC_M ; 60 SHOCK_WAVE ; 62 ENERGY_BALL ; 65 PSYCHO_CUT ; 68 ZAP_CANNON ; 71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8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8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</text:p>
          </table:table-cell>
          <table:table-cell office:value-type="string" calcext:value-type="string">
            <text:p>EV_TRADE, 1, MACHAMP ; EV_LEVEL, 42, MACHAMP ; EV_ITEM, LINK_CABLE, 1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8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, CURSE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8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8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8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GUNK_SHOT, SUBSTITUTE, CUT, FLASH, CURSE</text:p>
          </table:table-cell>
          <table:table-cell table:style-name="ce27" office:value-type="string" calcext:value-type="string">
            <text:p>EV_ITEM, MEGA_STONE_X, 1, MVICTREBEL ; EV_ITEM, MEGA_STONE_Y, 1, MVICTR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8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4" office:value-type="string" calcext:value-type="string">
            <text:p>MVICTREBEL</text:p>
          </table:table-cell>
          <table:table-cell office:value-type="string" calcext:value-type="string">
            <text:p>mvictrebel</text:p>
          </table:table-cell>
          <table:table-cell office:value-type="string" calcext:value-type="string">
            <text:p>MVictrebel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LEEP_POWDER, STUN_SPORE, GUNK_SHOT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ARK_PULSE, BODY_SLAM, DOUBLE_EDGE, HYPER_BEAM, GIGA_DRAIN, EARTHQUAKE, MIMIC, DOUBLE_TEAM, REFLECT, BIDE, REST, GUNK_SHOT, SHADOW_BALL, SUBSTITUTE, CUT, FLASH, CURSE</text:p>
          </table:table-cell>
          <table:table-cell/>
          <table:table-cell office:value-type="string" calcext:value-type="string">
            <text:p>12 GROWTH ; 16 WRAP ; 18 SLEEP_POWDER ; 20 POISONPOWDER ; 22 STUN_SPORE ; 25 MEGA_DRAIN ; 31 ACID ; 34 BULLET_SEED ; 37 MAGICAL_LEAF ; 41 LEECH_LIFE ; 47 RAZOR_LEAF ; 50 SLAM ; 54 ENERGY_BALL ; 57 TAKE_DOWN ; 59 LOVELY_KISS ; 61 INFESTATION ; 63 SOLARBEAM ; 65 GUNK_SHOT ; 67 LEAF_STORM ; 72 CRUNCH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55</text:p>
          </table:table-cell>
          <table:table-cell office:value-type="string" calcext:value-type="string">
            <text:p>This acid has increased due to Mega Evolution, filling its mouth. It easily overflows</text:p>
          </table:table-cell>
          <table:table-cell table:number-columns-repeated="8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, CURSE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4 TOXIC_SPIKES ; 16 WATER_PULSE ; 18 POISON_STING ; 20 SCREECH ; 22 WATER_GUN ; 24 HAZE ; 25 RAPID_SPIN ; 27 BUBBLEBEAM ; 29 MEGA_DRAIN ; 32 ACID_ARMOR ; 35 BARRIER ; 38 SLUDGE_WAVE ; 41 TAKE_DOWN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8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, CURSE</text:p>
          </table:table-cell>
          <table:table-cell/>
          <table:table-cell office:value-type="string" calcext:value-type="string">
            <text:p>4 ACID ; 7 SUPERSONIC ; 8 WRAP ; 12 BUBBLE ; 14 TOXIC_SPIKES ; 16 WATER_PULSE ; 18 POISON_STING ; 20 SCREECH ; 22 WATER_GUN ; 24 HAZE ; 25 RAPID_SPIN ; 27 BUBBLEBEAM ; 29 MEGA_DRAIN ; 35 ACID_ARMOR ; 38 BARRIER ; 42 SLUDGE_WAVE ; 45 TAKE_DOWN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8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FLAIL, STRENGTH, CURSE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7 SANDSTORM ; 28 STEALTH_ROCK ; 29 EARTHQUAKE ; 31 RAPID_SPIN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8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BODY_PRESS, FLAIL, STRENGTH, CURSE</text:p>
          </table:table-cell>
          <table:table-cell office:value-type="string" calcext:value-type="string">
            <text:p>EV_TRADE, 1, GOLEM ; EV_LEVEL, 42, GOLEM ; EV_ITEM, LINK_CABLE, 1, GOLEM</text:p>
          </table:table-cell>
          <table:table-cell office:value-type="string" calcext:value-type="string">
            <text:p>7 DEFENSE_CURL ; 10 MUD_SLAP ; 12 HARDEN ; 16 ROCK_THROW ; 20 SELFDESTRUCT ; 24 HEADBUTT ; 31 SANDSTORM ; 32 STEALTH_ROCK ; 33 EARTHQUAKE ; 35 RAPID_SPIN ; 37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8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GYRO_BALL, BODY_PRESS, FLAIL, STRENGTH, CURSE</text:p>
          </table:table-cell>
          <table:table-cell/>
          <table:table-cell office:value-type="string" calcext:value-type="string">
            <text:p>7 DEFENSE_CURL ; 10 MUD_SLAP ; 12 HARDEN ; 16 ROCK_THROW ; 20 SELFDESTRUCT ; 24 HEADBUTT ; 31 SANDSTORM ; 32 STEALTH_ROCK ; 33 EARTHQUAKE ; 35 RAPID_SPIN ; 37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8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, CURSE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8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, CURSE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6 FIRE_BLAST ; 58 SOLARBEAM ; 60 HEAT_WAVE ; 62 FLARE_BLITZ ; 64 HORN_DRILL ; 66 DRILL_RUN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8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, CURSE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3 MUD_SHOT ; 36 PSYCHIC_M ; 39 TAKE_DOWN ; 41 LIGHT_SCREEN ; 44 IRON_TAIL ; 47 SCALD ; 49 RAIN_DANCE ; 51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8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BODY_PRESS, SURF, STRENGTH, FLASH, CURSE</text:p>
          </table:table-cell>
          <table:table-cell table:style-name="ce27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3 MUD_SHOT ; 36 PSYCHIC_M ; 38 SUBMISSION ; 43 TAKE_DOWN ; 45 LIGHT_SCREEN ; 47 ICE_PUNCH ; 49 IRON_TAIL ; 51 SCALD ; 53 DRAIN_PUNCH ; 55 RAIN_DANCE ; 59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8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6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, CURSE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8 MUD_SHOT ; 41 PSYCHIC_M ; 43 SUBMISSION ; 45 SPIKE_CANNON ; 48 TAKE_DOWN ; 50 LIGHT_SCREEN ; 52 ICE_PUNCH ; 54 IRON_TAIL ; 56 SCALD ; 57 PIN_MISSILE ; 58 DRAIN_PUNCH ; 60 RAIN_DANCE ; 62 CLAMP ; 64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8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20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CURSE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4 PSYCHIC_M ; 36 SUBMISSION ; 38 DREAM_EATER ; 40 LIGHT_SCREEN ; 42 FLAMETHROWER ; 44 IRON_TAIL ; 46 SCALD ; 48 DRAIN_PUNCH ; 50 TAKE_DOWN ; 52 RAIN_DANCE ; 54 ICE_PUNCH ; 56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8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GYRO_BALL, FLASH, CURSE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8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FLASH, CURSE</text:p>
          </table:table-cell>
          <table:table-cell table:style-name="ce27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2 ELECTRIC_TERRAIN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8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7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BODY_PRESS, FLASH, CURSE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2 ELECTRIC_TERRAIN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8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FLAIL, CUT, FLY, CURSE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8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AIL, FLY, CURSE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8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AIL, FLY, CURSE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 ; 65 DRILL_RUN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8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FLAIL, SURF, STRENGTH, CURSE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5 HAIL ; 47 ICE_BEAM ; 52 HORN_DRILL ; 60 DRILL_RUN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FLAIL, SURF, STRENGTH, CURSE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7 HAIL ; 51 ICE_BEAM ; 55 HORN_DRILL ; 63 DRILL_RUN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8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, CURSE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8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, CURSE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8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, CURSE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8 RAPID_SPIN ; 30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8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, CURSE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8 RAPID_SPIN ; 30 BARRIER ; 31 LIGHT_SCREEN ; 32 SWIFT ; 34 WATER_PULSE ; 36 SPIKES ; 37 TOXIC_SPIKES ; 38 TAKE_DOWN ; 40 ICE_BEAM ; 42 ICICLE_CRASH ; 45 HEADBUTT ; 47 TWINEEDLE ; 48 PIN_MISSILE ; 50 SPIKE_CANNON ; 54 ICICLE_SPEAR ; 57 HYDRO_PUMP ; 62 DRILL_RUN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8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8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TRADE, 1, GENGAR ; EV_LEVEL, 42, GENGAR ; EV_ITEM, LINK_CABL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8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CURSE</text:p>
          </table:table-cell>
          <table:table-cell table:style-name="ce27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8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, CURSE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8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GYRO_BALL, BODY_PRESS, FLAIL, STRENGTH, CURSE</text:p>
          </table:table-cell>
          <table:table-cell table:style-name="ce27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29 SANDSTORM ; 30 STEALTH_ROCK ; 31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8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URSE</text:p>
          </table:table-cell>
          <table:table-cell table:style-name="ce27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1 SANDSTORM ; 32 STEALTH_ROCK ; 33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6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3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OUNTER, METEOR_MASH, CURSE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SANDSTORM ; 37 STEALTH_ROCK ; 38 ROCK_TOMB ; 39 MUD_SHOT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8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8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BODY_PRESS, FLASH, CURSE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8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FLAIL, CUT, SURF, STRENGTH, CURSE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8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FLAIL, CUT, SURF, STRENGTH, CURSE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8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GYRO_BALL, FLASH, CURSE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8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GYRO_BALL, FLASH, CURSE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8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, CURSE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8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, CURSE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 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8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, CURSE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8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, CURSE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8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8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8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9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GYRO_BALL, STRENGTH, CURSE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 ; 60 DRILL_RUN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8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BODY_PRESS, CUT, SURF, STRENGTH, CURSE</text:p>
          </table:table-cell>
          <table:table-cell table:style-name="ce27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8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9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GYRO_BALL, BODY_PRESS, CUT, SURF, STRENGTH, CURSE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8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GYRO_BALL, FLASH, CURSE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8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GYRO_BALL, FLASH, CURSE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8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BODY_PRESS, STRENGTH, CURSE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SUPERPOWER ; 45 STONE_EDGE ; 47 MEGAHORN ; 55 HORN_DRILL ; 60 DRILL_RU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8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BODY_PRESS, CUT, SURF, STRENGTH, CURSE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IRON_TAIL ; 45 SUPERPOWER ; 47 STONE_EDGE ; 50 THUNDERPUNCH ; 51 FIRE_PUNCH ; 52 ICE_PUNCH ; 55 MEGAHORN ; 57 SHADOW_CLAW ; 60 HORN_DRILL ; 65 DRILL_RUN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8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BODY_PRESS, CUT, SURF, STRENGTH, CURSE</text:p>
          </table:table-cell>
          <table:table-cell/>
          <table:table-cell office:value-type="string" calcext:value-type="string">
            <text:p>5 TACKLE ; 7 MUD_SLAP ; 10 LEER ; 12 STOMP ; 15 SAND_ATTACK ; 17 ROCK_THROW ; 19 FURY_ATTACK ; 21 CRUNCH ; STEALTH_ROCK ; 25 TAKE_DOWN ; 27 IRON_TAIL ; 29 HEADBUTT ; 31 ROCK_TOMB ; 33 THRASH ; 35 MUD_SHOT ; 40 EARTHQUAKE ; 42 IRON_TAIL ; 45 SUPERPOWER ; 47 STONE_EDGE ; 50 THUNDERPUNCH ; 51 FIRE_PUNCH ; 52 ICE_PUNCH ; 57 MEGAHORN ; 60 SHADOW_CLAW ; 64 HORN_DRILL ; 70 DRILL_RUN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8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8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8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8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FLAIL, CUT, FLASH, CURSE</text:p>
          </table:table-cell>
          <table:table-cell table:style-name="ce27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4 GRASSY_FIELD ; 46 HEADBUTT ; 48 TAKE_DOWN ; 50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8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7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3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FLAIL, CUT, STRENGTH, FLASH, CURSE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1 GRASSY_FIELD ; 53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8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CURSE</text:p>
          </table:table-cell>
          <table:table-cell table:style-name="ce27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8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, CURSE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8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FLAIL, SURF, CURSE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RAIN_DANCE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8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FLAIL, SURF, CURSE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7 RAIN_DANCE ; 59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8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8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FLAIL, SURF, CURSE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RAIN_DANCE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8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FLAIL, SURF, CURSE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4 MUD_SHOT ; 39 TAKE_DOWN ; 42 HORN_DRILL ; 45 MEGAHORN ; 49 PSYBEAM ; 53 SCALD ; 59 DRILL_RUN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8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FLAIL, SURF, CURSE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MUD_SHOT ; 43 TAKE_DOWN ; 46 HORN_DRILL ; 49 MEGAHORN ; 53 PSYBEAM ; 55 SCALD ; 62 DRILL_RUN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8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GYRO_BALL, SURF, FLASH, CURSE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6 RAPID_SPIN ; 38 WATER_PULSE ; 41 PSYCHIC_M ; 45 TAKE_DOWN ; 49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8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GYRO_BALL, SURF, FLASH, CURSE</text:p>
          </table:table-cell>
          <table:table-cell table:style-name="ce27" office:value-type="string" calcext:value-type="string">
            <text:p>EV_ITEM, MEGA_STONE_X, 1, MSTARMIE ; EV_ITEM, MEGA_STONE_Y, 1, M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6 AGILITY ; 38 RAPID_SPIN ; 40 WATER_PULSE ; 44 PSYCHIC_M ; 48 DREAM_EATER ; 50 TAKE_DOWN ; 54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8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4" office:value-type="string" calcext:value-type="string">
            <text:p>MSTARMIE</text:p>
          </table:table-cell>
          <table:table-cell office:value-type="string" calcext:value-type="string">
            <text:p>mstarmie</text:p>
          </table:table-cell>
          <table:table-cell office:value-type="string" calcext:value-type="string">
            <text:p>MStarmie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60" calcext:value-type="float">
            <text:p>6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ACKLE, WATER_GUN, MIMIC, CONFUSIO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METEOR_MASH, DOUBLE_EDGE, BUBBLEBEAM, ICE_BEAM, BLIZZARD, HYPER_BEAM, FLASH_CANNON, THUNDERBOLT, THUNDER, PSYCHIC_M, MIMIC, DOUBLE_TEAM, REFLECT, BIDE, HYDRO_PUMP, CLOSE_COMBAT, REST, THUNDER_WAVE, PSYWAVE, SUBSTITUTE, GYRO_BALL, SURF, FLASH, CURSE</text:p>
          </table:table-cell>
          <table:table-cell/>
          <table:table-cell office:value-type="string" calcext:value-type="string">
            <text:p>12 WATER_GUN ; 17 CONFUSE_RAY ; 20 MINIMIZE ; 25 SWIFT ; 27 HARDEN ; 29 PSYBEAM ; 32 RECOVER ; 35 TWISTER ; 37 LIGHT_SCREEN ; 39 HEADBUTT ; 41 AGILITY ; 43 RAPID_SPIN ; 45 WATER_PULSE ; 49 PSYCHIC_M ; 53 DREAM_EATER ; 55 TAKE_DOWN ; 57 MACH_PUNCH ; 59 PSYCHO_CUT ; 62 ZAP_CANNON ; 64 SCALD ; 67 HYDRO_PUMP ; 72 MOONBLAST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float" office:value="23" calcext:value-type="float">
            <text:p>23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With Mega Evolution, its movements have become more humanlike. It likely did so to supplant humankind</text:p>
          </table:table-cell>
          <table:table-cell table:number-columns-repeated="8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8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, CURSE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2 MISTY_TERRAIN ; 34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8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, CURSE</text:p>
          </table:table-cell>
          <table:table-cell table:style-name="ce27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8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20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CURSE</text:p>
          </table:table-cell>
          <table:table-cell table:style-name="ce27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8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20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, CURSE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8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, CURSE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8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8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, CURSE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8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, CURSE</text:p>
          </table:table-cell>
          <table:table-cell table:style-name="ce27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8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20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, CURSE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8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8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, CURSE</text:p>
          </table:table-cell>
          <table:table-cell table:style-name="ce27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38 SUNNY_DAY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8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7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, CURSE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38 SUNNY_DAY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8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CURSE</text:p>
          </table:table-cell>
          <table:table-cell table:style-name="ce27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8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20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MEGAHORN, EXPLOSION, CURSE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2 AIR_SLASH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8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, CURSE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 ; 70 DRILL_RUN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8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 table:style-name="ce26" office:value-type="string" calcext:value-type="string">
            <text:p>FLAIL</text:p>
          </table:table-cell>
          <table:table-cell office:value-type="string" calcext:value-type="string">
            <text:p>EV_LEVEL, 20, GYARADOS</text:p>
          </table:table-cell>
          <table:table-cell office:value-type="string" calcext:value-type="string">
            <text:p>10 TACKLE ; 20 FLAIL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8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CURSE</text:p>
          </table:table-cell>
          <table:table-cell table:style-name="ce27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20 BITE ; 21 BUBBLE ; 22 LEER ; 23 TWISTER ; 24 FOCUS_ENERGY ; 25 WATER_GUN ; 27 DRAGON_RAGE ; 30 WRAP ; 32 CRUNCH ; 35 DRAGONBREATH ; 37 HEADBUTT ; 38 WATER_PULSE ; 40 TAKE_DOWN ; 42 DRAGON_DANCE ; 44 IRON_TAIL ; 45 RAIN_DANCE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8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7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ROCK_SLIDE, WILL_O_WISP, GUNK_SHOT, CURSE</text:p>
          </table:table-cell>
          <table:table-cell/>
          <table:table-cell office:value-type="string" calcext:value-type="string">
            <text:p>25 BITE ; 26 BUBBLE ; 27 LEER ; 28 TWISTER ; 29 FOCUS_ENERGY ; 30 WATER_GUN ; 32 DRAGON_RAGE ; 35 WRAP ; 37 CRUNCH ; 40 DRAGONBREATH ; 42 HEADBUTT ; 43 WATER_PULSE ; 45 TAKE_DOWN ; 47 DRAGON_DANCE ; 48 NIGHT_SLASH ; 49 IRON_TAIL ; 50 RAIN_DANCE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8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FREEZE_DRY, BODY_PRESS, SURF, STRENGTH, CURSE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RAIN_DANCE ; 45 DRAGON_DANCE ; 47 HEADBUTT ; 49 ZEN_HEADBUTT ; 53 ICE_BEAM ; 57 HYDRO_PUMP ; 60 ZAP_CANNON ; 64 HORN_DRILL ; 69 DRILL_RUN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8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8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, FLAIL, CURS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8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FLAIL, SURF, STRENGTH, CURSE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6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8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FLAIL, STRENGTH, FLASH, CURSE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8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FLAIL, STRENGTH, CURSE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0" calcext:value-type="float">
            <text:p>6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8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10" office:value-type="float" office:value="95" calcext:value-type="float">
            <text:p>95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110" calcext:value-type="float">
            <text:p>11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8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130" calcext:value-type="float">
            <text:p>130</text:p>
          </table:table-cell>
          <table:table-cell table:style-name="ce15" office:value-type="float" office:value="65" calcext:value-type="float">
            <text:p>65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FLAIL, STRENGTH, FLASH, CURSE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4 SUNNY_DAY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8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110" calcext:value-type="float">
            <text:p>11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FLAIL, FREEZE_DRY, STRENGTH, CURSE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7 HAIL ; 40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8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2" table:style-name="ce13" office:value-type="float" office:value="65" calcext:value-type="float">
            <text:p>65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5 MISTY_TERRAIN ; 39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8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7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8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11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7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7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8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, CURS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38 TRICK_ROOM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8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GYRO_BALL, SURF, CURSE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8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8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GYRO_BALL, SURF, CURSE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1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8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FLAIL, SURF, CURSE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2 SCREECH ; 24 RAPID_SPIN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8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FLAIL, CUT, SURF, CURSE</text:p>
          </table:table-cell>
          <table:table-cell/>
          <table:table-cell office:value-type="string" calcext:value-type="string">
            <text:p>9 WATER_GUN ; 11 ABSORB ; 14 MUD_SLAP ; 17 AQUA_JET ; 19 LOW_KICK ; 20 ROCK_THROW ; 22 SCREECH ; 24 RAPID_SPIN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8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CURSE</text:p>
          </table:table-cell>
          <table:table-cell table:style-name="ce27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8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, CURSE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8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8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FLAIL, BODY_PRESS, SURF, STRENGTH, CURSE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8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5 HAIL ; 58 AERIAL_ACE ; 61 BLIZZARD ; 65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8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, CURSE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7 RAIN_DANCE ; 60 AIR_CUTTER ; 63 THUNDER ; 65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8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, CURSE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SUNNY_DAY ; 57 HEAT_WAVE ; 60 SOLARBEAM ; 63 FLARE_BLITZ ; 65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8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DRAGON_RAGE ; 42 DRAGON_DANCE ; 44 IRON_TAIL ; 46 RAIN_DANCE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8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DRAGON_RAGE ; 45 DRAGON_DANCE ; 47 IRON_TAIL ; 48 RAIN_DANCE ; 49 SUNY_DAY ; 50 HAIL ; 51 SANDSTORM ; 52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8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BODY_PRESS, CUT, FLY, SURF, STRENGTH, CURSE</text:p>
          </table:table-cell>
          <table:table-cell table:style-name="ce27" office:value-type="string" calcext:value-type="string">
            <text:p>EV_ITEM, MEGA_STONE_X, 1, MDRAGONITE ; EV_ITEM, MEGA_STONE_Y, 1, MDRAGONITE</text:p>
          </table:table-cell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9 FLAMETHROWER ; 42 DRAGON_RAGE ; 45 DRAGON_DANCE ; 48 IRON_TAIL ; 49 RAIN_DANCE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8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table:style-name="ce4" office:value-type="string" calcext:value-type="string">
            <text:p>MDRAGONITE</text:p>
          </table:table-cell>
          <table:table-cell office:value-type="string" calcext:value-type="string">
            <text:p>mdragonite</text:p>
          </table:table-cell>
          <table:table-cell office:value-type="string" calcext:value-type="string">
            <text:p>MDragonite</text:p>
          </table:table-cell>
          <table:table-cell office:value-type="float" office:value="91" calcext:value-type="float">
            <text:p>91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9" calcext:value-type="float">
            <text:p>9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WRAP, LEER, THUNDER_WAVE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DRAGON_CLAW, TOXIC, BODY_SLAM, DOUBLE_EDGE, BUBBLEBEAM, ICE_BEAM, BLIZZARD, HYPER_BEAM, STONE_EDGE, THUNDERBOLT, THUNDER, EARTHQUAKE, MIMIC, DOUBLE_TEAM, REFLECT, BIDE, HYDRO_PUMP, FIRE_BLAST, OUTRAGE, BRAVE_BIRD, REST, THUNDER_WAVE, ROCK_SLIDE, SUBSTITUTE, FREEZE_DRY, BODY_PRESS, CUT, FLY, SURF, STRENGTH, CURSE</text:p>
          </table:table-cell>
          <table:table-cell table:style-name="ce27"/>
          <table:table-cell office:value-type="string" calcext:value-type="string">
            <text:p>10 TWISTER ; 12 SUPERSONIC ; 15 THUNDER_WAVE ; 17 LIGHT_SCREEN ; 21 SWIFT ; 22 AERIAL_ACE ; 23 SHOCK_WAVE ; 25 AGILITY ; 27 DRAGONBREATH ; 30 SLAM ; 33 HEADBUTT ; 39 FIRE_SPIN ; 41 WATER_PULSE ; 44 FLAMETHROWER ; 47 DRAGON_RAGE ; 50 DRAGON_DANCE ; 53 IRON_TAIL ; 54 RAIN_DANCE ; 56 AQUA_JET ; 58 HYPER_BEAM ; 60 HURRICANE ; 61 STEEL_WING ; 62 ROOST ; 63 AIR_SLASH ; 64 HORN_DRILL ; 65 AIR_CUTTER ; 66 ZAP_CANNON ; 67 SUPERPOWER ; 68 FIRE_PUNCH ; 69 THUNDERPUNCH ; 70 ICE_PUNCH ; 71 ROCK_TOMB ; 72 HEAT_WAVE ; 75 OUTRAGE ; 77 DRAININGKISS ; 80 BARRIER ; 83 MOONBLAST ; 85 EXTREMESPEED ; 87 LOVELY_KISS ; 90 PLAY_ROUGH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float" office:value="22" calcext:value-type="float">
            <text:p>22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Mega Evolution has excessively increased its kindness. It finishes its enemies with smiling mercy</text:p>
          </table:table-cell>
          <table:table-cell table:number-columns-repeated="8"/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table:style-name="ce4" office:value-type="string" calcext:value-type="string">
            <text:p>ARM_MEWTWO</text:p>
          </table:table-cell>
          <table:table-cell office:value-type="string" calcext:value-type="string">
            <text:p>armmewtwo</text:p>
          </table:table-cell>
          <table:table-cell office:value-type="string" calcext:value-type="string">
            <text:p>ArmMewtwo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STEEL</text:p>
          </table:table-cell>
          <table:table-cell office:value-type="float" office:value="9" calcext:value-type="float">
            <text:p>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</text:p>
          </table:table-cell>
          <table:table-cell/>
          <table:table-cell office:value-type="string" calcext:value-type="string">
            <text:p>19 PSYCHO_CUT ; 23 FIRE_PUNCH ; 24 ICE_PUNCH ; 25 THUNDERPUNCH ; 35 LIGHT_SCREEN ; 39 SHOCK_WAVE ; 43 AGILITY ; 51 AMNESIA ; 63 BARRIER ; 67 PSYCHIC_M ; 73 RECOVER ; 74 DRAIN_PUNCH ; 75 ZEN_HEADBUTT ; 76 IRON_TAIL ; 77 CONFUSE_RAY ; 78 ROCK_TOMB ; 79 WATER_PULSE ; 80 HURRICANE ; 81 ENERGY_BALL ; 82 FLAMETHROWER ; 83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520</text:p>
          </table:table-cell>
          <table:table-cell office:value-type="string" calcext:value-type="string">
            <text:p>It was searching for meaning to its existence when someone suppressed and controlled its power</text:p>
          </table:table-cell>
          <table:table-cell table:number-columns-repeated="8"/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</text:p>
          </table:table-cell>
          <table:table-cell table:style-name="ce27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79 FLAMETHROWER ; 80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8"/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, CUR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8"/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, CUR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8"/>
        </table:table-row>
        <table:table-row table:style-name="ro1">
          <table:table-cell table:style-name="pd1" office:value-type="float" office:value="209" calcext:value-type="float">
            <text:p>209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FREEZE_DRY, GYRO_BALL, BODY_PRESS, FLAIL, CURS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RAPID_SPIN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8"/>
        </table:table-row>
        <table:table-row table:style-name="ro1">
          <table:table-cell table:style-name="pd1" office:value-type="float" office:value="210" calcext:value-type="float">
            <text:p>210</text:p>
          </table:table-cell>
          <table:table-cell table:style-name="ce4" office:value-type="string" calcext:value-type="string">
            <text:p>MELTAN</text:p>
          </table:table-cell>
          <table:table-cell office:value-type="string" calcext:value-type="string">
            <text:p>meltan</text:p>
          </table:table-cell>
          <table:table-cell office:value-type="string" calcext:value-type="string">
            <text:p>Meltan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TEEL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HARDEN, HEADBUTT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FLASH_CANNON, THUNDERBOLT, REST, THUNDER_WAVE, SUBSTITUTE</text:p>
          </table:table-cell>
          <table:table-cell office:value-type="string" calcext:value-type="string">
            <text:p>EV_ITEM, METAL_COAT, 1, MELMETAL</text:p>
          </table:table-cell>
          <table:table-cell office:value-type="string" calcext:value-type="string">
            <text:p>9 LEER ; 18 THUNDER_WAVE ; 27 THUNDERSHOCK ; 36 ACID_ARMOR ; 40 THUNDERSHOCK ; 45 FLASH_CANNON</text:p>
          </table:table-cell>
          <table:table-cell table:style-name="ce30" office:value-type="string" calcext:value-type="string">
            <text:p>SFX_CRY_1C, $20, $C0</text:p>
          </table:table-cell>
          <table:table-cell office:value-type="string" calcext:value-type="string">
            <text:p>ICON_MON</text:p>
          </table:table-cell>
          <table:table-cell table:style-name="ce31" office:value-type="string" calcext:value-type="string">
            <text:p>PAL_MELMETAL</text:p>
          </table:table-cell>
          <table:table-cell office:value-type="string" calcext:value-type="string">
            <text:p>HEX NUT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t eats metal from the ground, and it circulates it in its molten steel body to generate energy</text:p>
          </table:table-cell>
          <table:table-cell table:number-columns-repeated="8"/>
        </table:table-row>
        <table:table-row table:style-name="ro1">
          <table:table-cell table:style-name="pd1" office:value-type="float" office:value="211" calcext:value-type="float">
            <text:p>211</text:p>
          </table:table-cell>
          <table:table-cell table:style-name="ce4" office:value-type="string" calcext:value-type="string">
            <text:p>MELMETAL</text:p>
          </table:table-cell>
          <table:table-cell office:value-type="string" calcext:value-type="string">
            <text:p>melmetal</text:p>
          </table:table-cell>
          <table:table-cell office:value-type="string" calcext:value-type="string">
            <text:p>Melmetal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TEEL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THUNDERPUNCH, HEADBUTT, HARDEN, LEER, THUNDER_WA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METEOR_MASH, DOUBLE_EDGE, ICE_BEAM, HYPER_BEAM, FLASH_CANNON, THUNDERBOLT, THUNDER, EARTHQUAKE, MIMIC, SELFDESTRUCT, CLOSE_COMBAT, REST, THUNDER_WAVE, ROCK_SLIDE, SUBSTITUTE, CURSE</text:p>
          </table:table-cell>
          <table:table-cell/>
          <table:table-cell office:value-type="string" calcext:value-type="string">
            <text:p>9 LEER ; 18 THUNDER_WAVE ; 23 MUD_SLAP ; 27 THUNDERSHOCK ; 31 SHOCK_WAVE ; 36 ACID_ARMOR ; 39 ZEN_HEADBUTT ; 41 DRAIN_PUNCH ; 45 FLASH_CANNON ; 50 ROCK_TOMB ; 54 MEGA_PUNCH ; 60 ICE_PUNCH ; 70 SOLARBEAM ; 80 SUPERPOWER ; 85 HYPER_BEAM ; 90 ZAP_CANNON ; 95 METEOR_MASH ; 100 THUNDERPUNCH</text:p>
          </table:table-cell>
          <table:table-cell table:style-name="ce30" office:value-type="string" calcext:value-type="string">
            <text:p>SFX_CRY_1C, $20, $C0</text:p>
          </table:table-cell>
          <table:table-cell office:value-type="string" calcext:value-type="string">
            <text:p>ICON_MON</text:p>
          </table:table-cell>
          <table:table-cell table:style-name="ce31" office:value-type="string" calcext:value-type="string">
            <text:p>PAL_MELMETAL</text:p>
          </table:table-cell>
          <table:table-cell office:value-type="string" calcext:value-type="string">
            <text:p>HEX NUT</text:p>
          </table:table-cell>
          <table:table-cell office:value-type="float" office:value="25" calcext:value-type="float">
            <text:p>2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It has incredibly strong punches and creates iron from nothing. When it dies, its shards become MELTANs</text:p>
          </table:table-cell>
          <table:table-cell table:number-columns-repeated="8"/>
        </table:table-row>
        <table:table-row table:style-name="ro1">
          <table:table-cell table:style-name="pd1" office:value-type="float" office:value="212" calcext:value-type="float">
            <text:p>212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109" calcext:value-type="float">
            <text:p>109</text:p>
          </table:table-cell>
          <table:table-cell table:number-columns-repeated="2" table:style-name="ce12" office:value-type="float" office:value="131" calcext:value-type="float">
            <text:p>131</text:p>
          </table:table-cell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SWORDS_DANCE, GIGA_DRAIN, GUNK_SHOT, CUT, CURSE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8"/>
        </table:table-row>
        <table:table-row table:style-name="ro1">
          <table:table-cell table:style-name="pd1" office:value-type="float" office:value="213" calcext:value-type="float">
            <text:p>213</text:p>
          </table:table-cell>
          <table:table-cell table:style-name="ce4" office:value-type="string" calcext:value-type="string">
            <text:p>THU_FI_ZER</text:p>
          </table:table-cell>
          <table:table-cell office:value-type="string" calcext:value-type="string">
            <text:p>thufizer</text:p>
          </table:table-cell>
          <table:table-cell office:value-type="string" calcext:value-type="string">
            <text:p>ThuFiZer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ICE_BEAM, THUNDERSHOCK, FIRE_SPIN, DRILL_PE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, THUNDERBOLT, THUNDER, THUNDER_WAVE, FLASH, WILL_O_WISP, FIRE_BLAST</text:p>
          </table:table-cell>
          <table:table-cell/>
          <table:table-cell office:value-type="string" calcext:value-type="string">
            <text:p>6 GUST ; 8 THUNDERSHOCK ; 10 EMBER ; 12 LEER ; 14 LIGHT_SCREEN ; 16 REFLECT ; 18 PECK ; 20 WING_ATTACK ; 22 LEER ; 24 AGILITY ; 26 SWIFT ; 28 THUNDER_WAVE ; 30 AIR_SLASH ; 32 HAZE ; 34 SHOCK_WAVE ; 36 TWISTER ; 38 WATER_PULSE ; 40 STEEL_WING ; 42 AIR_CUTTER ; 44 DRILL_PECK ; 46 ROOST ; 48 ZAP_CANNON ; 50 ICE_BEAM ; 52 FIRE_SPIN ; 54 AIR_SLASH ; 56 HEAT_WAVE ; 58 ICICLE_SPEAR ; 60 FLAMETHROWER ; 62 HAIL ; 64 RAIN_DANCE ; 66 SUNNY_DAY ; 68 AERIAL_ACE ; 70 SOLARBEAM ; 72 BLIZZARD ; 74 THUNDER ; 76 FLARE_BLITZ ; 78 HURRICANE</text:p>
          </table:table-cell>
          <table:table-cell table:style-name="ce30"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table:style-name="ce31" office:value-type="string" calcext:value-type="string">
            <text:p>PAL_THUFIZER</text:p>
          </table:table-cell>
          <table:table-cell office:value-type="string" calcext:value-type="string">
            <text:p>FUSION</text:p>
          </table:table-cell>
          <table:table-cell office:value-type="float" office:value="25" calcext:value-type="float">
            <text:p>25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Three Gods merged by unholy means. Wields unphatomable power and unparalleled control over the elements</text:p>
          </table:table-cell>
          <table:table-cell table:number-columns-repeated="8"/>
        </table:table-row>
        <table:table-row table:style-name="ro1">
          <table:table-cell table:style-name="pd1" office:value-type="float" office:value="214" calcext:value-type="float">
            <text:p>214</text:p>
          </table:table-cell>
          <table:table-cell table:style-name="ce7"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, CURSE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ZYGARDEC</text:p>
          </table:table-cell>
          <table:table-cell office:value-type="string" calcext:value-type="string">
            <text:p>ORDER</text:p>
          </table:table-cell>
          <table:table-cell office:value-type="float" office:value="45" calcext:value-type="float">
            <text:p>45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his is ZYGARDE's perfected form. It can radiate high-powered energy that eliminates everything</text:p>
          </table:table-cell>
          <table:table-cell table:number-columns-repeated="7"/>
          <table:table-cell office:value-type="string" calcext:value-type="string">
            <text:p>T??s i? ??G?R??'s p?r?e?t?d f??m. ?t ??n r??ia?? hi??-???ere? ???r?y ?h?t ??im??a??s e??ry?hi?g</text:p>
          </table:table-cell>
        </table:table-row>
        <table:table-row table:style-name="ro1">
          <table:table-cell table:style-name="pd1" office:value-type="float" office:value="215" calcext:value-type="float">
            <text:p>215</text:p>
          </table:table-cell>
          <table:table-cell table:style-name="ce7"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, GYRO_BALL, FLASH, FLY, CURSE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UNECROZMA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absorbed overwhelming light energy. It fires lasers that affect each and every living being</text:p>
          </table:table-cell>
          <table:table-cell table:number-columns-repeated="7"/>
          <table:table-cell office:value-type="string" calcext:value-type="string">
            <text:p>It ?b?or?ed o??rwh??m?n? l??h? ?n?rg?. ?t ???es l?s?rs th?? ?f?e?? ??ch a?? e??ry li??n? ?ei?g</text:p>
          </table:table-cell>
        </table:table-row>
        <table:table-row table:style-name="ro1">
          <table:table-cell table:style-name="pd1" office:value-type="float" office:value="216" calcext:value-type="float">
            <text:p>216</text:p>
          </table:table-cell>
          <table:table-cell table:style-name="ce7"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GYRO_BALL, FLY, SURF, STRENGTH, CURSE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RAYQUAZA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Has lived for million of years in the ozone layer. It Mega Evolved thanks to the meteorites it eats</text:p>
          </table:table-cell>
          <table:table-cell table:number-columns-repeated="7"/>
          <table:table-cell office:value-type="string" calcext:value-type="string">
            <text:p>??s li??d f?? m?l?io? o? ye??? ?n t?e oz??? ???er. ?t M?g? E???ve? t?a??s t? ??e m??eo??t?s I? ??ts</text:p>
          </table:table-cell>
        </table:table-row>
        <table:table-row table:style-name="ro1">
          <table:table-cell table:style-name="pd1" office:value-type="float" office:value="217" calcext:value-type="float">
            <text:p>217</text:p>
          </table:table-cell>
          <table:table-cell table:style-name="ce7"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, CURSE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EETERNATUS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inite amounts of energy pour from this #MONmon's enlarged core, warping the space-time around</text:p>
          </table:table-cell>
          <table:table-cell table:number-columns-repeated="7"/>
          <table:table-cell office:value-type="string" calcext:value-type="string">
            <text:p>Inf?n?t? a?oun?s o? ???rgy ??ur f??m ??is P?K???N's e?la??ed c??e, war??n? ??e s??ce-??me ??ou?d</text:p>
          </table:table-cell>
        </table:table-row>
        <table:table-row table:style-name="ro1">
          <table:table-cell table:style-name="pd1" office:value-type="float" office:value="218" calcext:value-type="float">
            <text:p>218</text:p>
          </table:table-cell>
          <table:table-cell table:style-name="ce7"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BODY_PRESS, CUT, FLY, SURF, STRENGTH, FLASH, CURSE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ARCEUS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It is said to have emerged from an egg in a place where there was nothing, then shaped the world</text:p>
          </table:table-cell>
          <table:table-cell table:number-columns-repeated="7"/>
          <table:table-cell office:value-type="string" calcext:value-type="string">
            <text:p>?t i? s??d ?o h??e em??g?d ?ro? ?n ??g i? a p??ce wh??? t??re w?? no??in?, ??en s?a??d t?e w??l?</text:p>
          </table:table-cell>
        </table:table-row>
        <table:table-row table:style-name="ro1">
          <table:table-cell table:style-name="pd1" office:value-type="float" office:value="219" calcext:value-type="float">
            <text:p>219</text:p>
          </table:table-cell>
          <table:table-cell table:style-name="ce7"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TER_GUN, WATER_GUN, FLY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SWORDS_DANCE, TOXIC, DOUBLE_EDGE, BUBBLEBEAM, METRONOME, ICE_BEAM, BLIZZARD, SEISMIC_TOSS, THUNDERBOLT, THUNDER, EARTHQUAKE, FISSURE, PSYCHIC_M, BIDE, REST, THUNDER_WAVE, SUBSTITUTE, CUT, FLY, CURSE</text:p>
          </table:table-cell>
          <table:table-cell table:number-columns-repeated="2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ment to be written</text:p>
          </table:table-cell>
          <table:table-cell table:number-columns-repeated="8"/>
        </table:table-row>
        <table:table-row table:style-name="ro1">
          <table:table-cell table:style-name="pd1" office:value-type="float" office:value="220" calcext:value-type="float">
            <text:p>220</text:p>
          </table:table-cell>
          <table:table-cell table:style-name="ce7"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CKLE, HEADBUTT, SUBMISSION, LICK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&lt;RIVAL&gt;'s DAD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21" calcext:value-type="float">
            <text:p>221</text:p>
          </table:table-cell>
          <table:table-cell table:style-name="ce8"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RATCH, STOMP, LOW_KICK, CUT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6" calcext:value-type="float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&lt;RIVAL&gt;'s MOM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22" calcext:value-type="float">
            <text:p>222</text:p>
          </table:table-cell>
          <table:table-cell table:style-name="ce7"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VELY_KISS, NO_MOVE, NO_MOVE, NO_MOVE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Your DAD. Thought dead long ago, was actually made prisoner by MISSINGNO.</text:p>
          </table:table-cell>
          <table:table-cell table:number-columns-repeated="8"/>
        </table:table-row>
        <table:table-row table:style-name="ro1" table:number-rows-repeated="1048352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SF NS Text" svg:font-family="'.SF NS Text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27">00/00/0000</text:date>, <text:time style:data-style-name="N2" text:time-value="09:19:10.0472049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6-01-27T14:36:30.816075691</dc:date>
    <meta:editing-duration>P46DT22H13M15S</meta:editing-duration>
    <meta:editing-cycles>452</meta:editing-cycles>
    <dc:creator>Michael </dc:creator>
    <meta:document-statistic meta:table-count="2" meta:cell-count="5450" meta:object-count="0"/>
  </office:meta>
</office:document-meta>
</file>